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size="24pt" fo:font-weight="bold" officeooo:rsid="000da9e8" officeooo:paragraph-rsid="000da9e8" style:font-weight-asian="bold" style:font-name-complex="Khmer OS" style:font-weight-complex="bold"/>
    </style:style>
    <style:style style:name="P2" style:family="paragraph" style:parent-style-name="Standard">
      <style:text-properties style:font-name="Khmer OS" officeooo:rsid="000da9e8" officeooo:paragraph-rsid="000da9e8" style:font-name-complex="Khmer OS"/>
    </style:style>
    <style:style style:name="P3" style:family="paragraph" style:parent-style-name="Standard">
      <style:text-properties style:font-name="Khmer OS" style:text-underline-style="solid" style:text-underline-width="auto" style:text-underline-color="font-color" officeooo:rsid="000da9e8" officeooo:paragraph-rsid="000da9e8" style:font-name-complex="Khmer OS"/>
    </style:style>
    <style:style style:name="P4" style:family="paragraph" style:parent-style-name="Standard">
      <style:text-properties style:font-name="Khmer OS" style:text-underline-style="solid" style:text-underline-width="auto" style:text-underline-color="font-color" officeooo:rsid="000ffa95" officeooo:paragraph-rsid="000ffa95" style:font-name-complex="Khmer OS"/>
    </style:style>
    <style:style style:name="P5" style:family="paragraph" style:parent-style-name="Standard">
      <style:text-properties style:font-name="Khmer OS" style:text-underline-style="solid" style:text-underline-width="auto" style:text-underline-color="font-color" officeooo:rsid="000ffa95" officeooo:paragraph-rsid="0011f486" style:font-name-complex="Khmer OS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619d"/>
    </style:style>
    <style:style style:name="T3" style:family="text">
      <style:text-properties style:text-underline-style="none" officeooo:rsid="0011f486"/>
    </style:style>
    <style:style style:name="T4" style:family="text">
      <style:text-properties fo:color="#ffffff" loext:opacity="100%" style:text-underline-style="none" fo:background-color="#18a303" loext:char-shading-value="0"/>
    </style:style>
    <style:style style:name="T5" style:family="text">
      <style:text-properties fo:color="#000000" loext:opacity="100%" fo:font-weight="bold" officeooo:rsid="0011f486" fo:background-color="transparent" loext:char-shading-value="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3</text:p>
      <text:p text:style-name="P2"/>
      <text:p text:style-name="P3">4. Relationship Entity<text:line-break/><text:line-break/><text:span text:style-name="T1"><text:tab/>- Many To Many mostly use with M To N<text:line-break/><text:tab/>- </text:span><text:span text:style-name="T2">If many to many we need to convert it</text:span></text:p>
      <text:p text:style-name="P4"><text:span text:style-name="T1"/></text:p>
      <text:p text:style-name="P5"><text:span text:style-name="T4">Date 12/Jun/21<text:line-break/></text:span></text:p>
      <text:p text:style-name="P5"><text:span text:style-name="T5">+ ការបង្កើតនិងការយកទិន្នន័យទៅរក្សាទុក:</text:span><text:span text:style-name="T1"><text:line-break/><text:tab/>- Strong Entities set គឺជាការបង្កើតមុន រួចហើយក៏យកទិន្នន័យទៅរក្សាទុកមុនគេដែរ<text:line-break/><text:tab/>- Weak Entities set គឺជាការបង្កើតបន្ទាប់ពី Strong ហើយត្រូវយកទិន្នន័យទៅរក្សាទុក<text:tab/>ក្នុង Strong Entities set រួចហើយ</text:span></text:p>
      <text:p text:style-name="P5"><text:span text:style-name="T2"><text:tab/>- </text:span><text:span text:style-name="T1">Associative Entities set គឺជា entities set ដែលកើតឡើងដោយសារទំនាក់ទំនង <text:tab/>Entities Set ២ ក្នុងទម្រង់ M:N</text:span></text:p>
      <text:p text:style-name="P5"><text:span text:style-name="T1"/></text:p>
      <text:p text:style-name="P5"><text:span text:style-name="T5">+ ការលុប Entities Sset និងការលុបទិន្នន័យ:</text:span></text:p>
      <text:p text:style-name="P5"><text:span text:style-name="T1"><text:tab/>- </text:span><text:span text:style-name="T3">ទិន្នន័យនៅក្នុង Associative Entities Set គឺត្រូវលុបមុនគេ ហើយ Associative Entities <text:tab/>Set ក៏ត្រូវលុបមុនគេដែរ</text:span></text:p>
      <text:p text:style-name="P5"><text:span text:style-name="T3"><text:tab/>- ទិន្នន័យនៅក្នុង Weak Entities Set គឺត្រូវលុបបន្ទាប់ពីការលុបទិន្នន័យនៅក្នុង <text:tab/>Associative Entities Set ហើយ ការលុប Weak Entities Set ក៏ត្រូវលុបបន្ទាប់ទិន្នន័យ<text:tab/>ក្នុង Weak Entities Set ត្រូវបានលុប ចំណែកការលុប Strong 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2T08:29:23.302813946</dc:date>
    <meta:editing-duration>PT17M6S</meta:editing-duration>
    <meta:editing-cycles>5</meta:editing-cycles>
    <meta:generator>LibreOffice/7.1.4.2$Linux_X86_64 LibreOffice_project/10$Build-2</meta:generator>
    <meta:document-statistic meta:table-count="0" meta:image-count="0" meta:object-count="0" meta:page-count="1" meta:paragraph-count="8" meta:word-count="154" meta:character-count="679" meta:non-whitespace-character-count="576"/>
  </office:meta>
</office:document-meta>
</file>